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333399" draw:stroke-linejoin="miter" draw:fill="none" draw:fill-color="#bbe0e3" draw:textarea-horizontal-align="justify" draw:textarea-vertical-align="middle" draw:auto-grow-height="false" fo:min-height="3.55cm" fo:min-width="4.156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35cm" svg:stroke-color="#003300" draw:marker-end="msArrowEnd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35cm" svg:stroke-color="#003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35cm" svg:stroke-color="#00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3300" draw:marker-end="msArrowEnd_20_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fo:min-height="11.43cm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.529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margin-top="0.529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</style:style>
    <style:style style:name="T1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2" style:family="text">
      <style:text-properties fo:color="#333399"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language="pt" fo:country="BR" style:language-asian="pt" style:country-asian="BR" style:language-complex="pt" style:country-complex="BR"/>
    </style:style>
    <style:style style:name="T4" style:family="text">
      <style:text-properties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4.656cm" svg:height="3.81cm" svg:x="19.531cm" svg:y="7.62cm">
          <text:list text:style-name="L1">
            <text:list-header>
              <text:p text:style-name="P1"><text:span text:style-name="T1">Insatisfação </text:span></text:p>
              <text:p text:style-name="P1"><text:span text:style-name="T1">do </text:span></text:p>
              <text:p text:style-name="P1"><text:span text:style-name="T1">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416cm" svg:height="1.785cm" svg:x="8.184cm" svg:y="16.581cm">
          <text:list text:style-name="L2">
            <text:list-header>
              <text:p text:style-name="P3"><text:span text:style-name="T2">Streaming de baixa qualida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" draw:text-style-name="P5" draw:layer="layout" draw:type="line" svg:x1="11.249cm" svg:y1="16.581cm" svg:x2="14.178cm" svg:y2="9.524cm" svg:d="M11249 16581l2929-7057" svg:viewBox="0 0 2930 7058">
          <text:p/>
        </draw:connector>
        <draw:line draw:style-name="gr4" draw:text-style-name="P5" xml:id="id3" draw:id="id3" draw:layer="layout" svg:x1="17.851cm" svg:y1="9.525cm" svg:x2="13.547cm" svg:y2="9.525cm">
          <draw:glue-point draw:id="4" svg:x="9.997cm" svg:y="0cm"/>
          <text:p/>
        </draw:line>
        <draw:custom-shape draw:style-name="gr5" draw:text-style-name="P2" draw:layer="layout" svg:width="9.899cm" svg:height="1.023cm" svg:x="1.2cm" svg:y="2.606cm">
          <text:list text:style-name="L2">
            <text:list-header>
              <text:p text:style-name="P1"><text:span text:style-name="T2">Distância do público ao artist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5" draw:layer="layout" draw:type="line" svg:x1="7.544cm" svg:y1="3.871cm" svg:x2="11.39cm" svg:y2="9.525cm" svg:d="M7544 3871l3846 5654" svg:viewBox="0 0 3847 5655">
          <text:p/>
        </draw:connector>
        <draw:custom-shape draw:style-name="gr7" draw:text-style-name="P2" draw:layer="layout" svg:width="4.396cm" svg:height="1.785cm" svg:x="12.004cm" svg:y="2.215cm">
          <text:list text:style-name="L2">
            <text:list-header>
              <text:p text:style-name="P1"><text:span text:style-name="T2">Baixa oferta de evento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" draw:text-style-name="P5" draw:layer="layout" draw:type="line" svg:x1="14.159cm" svg:y1="3.629cm" svg:x2="18.093cm" svg:y2="9.526cm" svg:d="M14159 3629l3934 5897" svg:viewBox="0 0 3935 5898">
          <text:p/>
        </draw:connector>
        <draw:line draw:style-name="gr8" draw:text-style-name="P5" xml:id="id5" draw:id="id5" draw:layer="layout" svg:x1="9.984cm" svg:y1="9.525cm" svg:x2="13.547cm" svg:y2="9.525cm">
          <draw:glue-point draw:id="4" svg:x="0cm" svg:y="0cm"/>
          <text:p/>
        </draw:line>
        <draw:custom-shape draw:style-name="gr9" draw:text-style-name="P2" draw:layer="layout" svg:width="7.17cm" svg:height="1.023cm" svg:x="0.6cm" svg:y="10.861cm">
          <text:list text:style-name="L1">
            <text:list-header>
              <text:p text:style-name="P1"><text:span text:style-name="T3">Sobrecarga no servid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315cm" svg:height="1.785cm" svg:x="1.252cm" svg:y="14.429cm">
          <text:list text:style-name="L1">
            <text:list-header>
              <text:p text:style-name="P1"><text:span text:style-name="T3">Falhas na transmissã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799cm" svg:height="1.785cm" svg:x="1.274cm" svg:y="12.4cm">
          <text:list text:style-name="L1">
            <text:list-header>
              <text:p text:style-name="P1"><text:span text:style-name="T3">Diminuição da resoluçã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81cm" svg:height="1.785cm" svg:x="0.278cm" svg:y="4.097cm">
          <text:list text:style-name="L1">
            <text:list-header>
              <text:p text:style-name="P1"><text:span text:style-name="T3">Sistema pouco interativ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718cm" svg:height="1.785cm" svg:x="0.882cm" svg:y="7.686cm">
          <text:list text:style-name="L1">
            <text:list-header>
              <text:p text:style-name="P1"><text:span text:style-name="T3">Aplicação pouco imersiv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026cm" svg:height="1.785cm" svg:x="-0.4cm" svg:y="5.901cm">
          <text:list text:style-name="L1">
            <text:list-header>
              <text:p text:style-name="P1"><text:span text:style-name="T3"><text:s/></text:span><text:span text:style-name="T3">Difícil adaptação aos eventos virtua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1" draw:id="id1" draw:layer="layout" svg:width="3.563cm" svg:height="1.785cm" svg:x="9.331cm" svg:y="4.516cm">
          <text:list text:style-name="L1">
            <text:list-header>
              <text:p text:style-name="P1"><text:span text:style-name="T3">Poucos parceiro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2.894cm" svg:y1="5.408cm" svg:x2="15.293cm" svg:y2="5.401cm" draw:start-shape="id1" draw:start-glue-point="1" svg:d="M12894 5408l2399-7" svg:viewBox="0 0 2400 8">
          <text:p/>
        </draw:connector>
        <draw:connector draw:style-name="gr10" draw:text-style-name="P5" draw:layer="layout" draw:type="line" svg:x1="6.121cm" svg:y1="5.226cm" svg:x2="8.384cm" svg:y2="5.231cm" svg:d="M6121 5226l2263 5" svg:viewBox="0 0 2264 6">
          <text:p/>
        </draw:connector>
        <draw:connector draw:style-name="gr10" draw:text-style-name="P5" draw:layer="layout" draw:type="line" svg:x1="6.001cm" svg:y1="6.786cm" svg:x2="9.503cm" svg:y2="6.776cm" svg:d="M6001 6786l3502-10" svg:viewBox="0 0 3503 11">
          <text:p/>
        </draw:connector>
        <draw:connector draw:style-name="gr10" draw:text-style-name="P5" draw:layer="layout" draw:type="line" svg:x1="6.847cm" svg:y1="8.333cm" svg:x2="10.583cm" svg:y2="8.339cm" svg:d="M6847 8333l3736 6" svg:viewBox="0 0 3737 7">
          <text:p/>
        </draw:connector>
        <draw:connector draw:style-name="gr10" draw:text-style-name="P5" draw:layer="layout" draw:type="line" svg:x1="8.122cm" svg:y1="11.315cm" svg:x2="13.428cm" svg:y2="11.306cm" svg:d="M8122 11315l5306-9" svg:viewBox="0 0 5307 10">
          <text:p/>
        </draw:connector>
        <draw:connector draw:style-name="gr10" draw:text-style-name="P5" draw:layer="layout" draw:type="line" svg:x1="7.487cm" svg:y1="13.202cm" svg:x2="12.607cm" svg:y2="13.192cm" svg:d="M7487 13202l5120-10" svg:viewBox="0 0 5121 11">
          <text:p/>
        </draw:connector>
        <draw:connector draw:style-name="gr10" draw:text-style-name="P5" draw:layer="layout" draw:type="line" svg:x1="7.469cm" svg:y1="15.036cm" svg:x2="11.849cm" svg:y2="15.042cm" svg:d="M7469 15036l4380 6" svg:viewBox="0 0 4381 7">
          <text:p/>
        </draw:connector>
        <draw:custom-shape draw:style-name="gr9" draw:text-style-name="P2" xml:id="id2" draw:id="id2" draw:layer="layout" svg:width="3.563cm" svg:height="1.785cm" svg:x="10.605cm" svg:y="6.778cm">
          <text:list text:style-name="L1">
            <text:list-header>
              <text:p text:style-name="P1"><text:span text:style-name="T3">Custo dos servidores 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4.168cm" svg:y1="7.67cm" svg:x2="16.829cm" svg:y2="7.658cm" draw:start-shape="id2" draw:start-glue-point="1" svg:d="M14168 7670l2661-12" svg:viewBox="0 0 2662 13">
          <text:p/>
        </draw:connector>
        <draw:custom-shape draw:style-name="gr9" draw:text-style-name="P7" draw:layer="layout" svg:width="20.778cm" svg:height="1.277cm" svg:x="2.858cm" svg:y="0.344cm">
          <text:list text:style-name="L1">
            <text:list-header>
              <text:p text:style-name="P6"><text:span text:style-name="T4">Diagrama Causa Efeit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" draw:text-style-name="P5" draw:layer="layout" draw:type="line" svg:x1="17.849cm" svg:y1="9.525cm" svg:x2="19.531cm" svg:y2="9.525cm" draw:start-shape="id3" draw:start-glue-point="4" draw:end-shape="id4" draw:end-glue-point="3" svg:d="M17849 9525h1682" svg:viewBox="0 0 1683 1">
          <text:p/>
        </draw:connector>
        <draw:connector draw:style-name="gr12" draw:text-style-name="P5" draw:layer="layout" draw:type="line" svg:x1="1.15cm" svg:y1="9.524cm" svg:x2="9.984cm" svg:y2="9.525cm" draw:end-shape="id5" draw:end-glue-point="4" svg:d="M1150 9524l8834 1" svg:viewBox="0 0 8835 2">
          <text:p/>
        </draw:connector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marker draw:name="msArrowEnd_20_6" draw:display-name="msArrowEnd 6" svg:viewBox="0 0 210 350" svg:d="M105 0l105 35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MT2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1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6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1:10:35.731325554</meta:creation-date>
    <dc:date>2020-10-25T21:22:44.352604652</dc:date>
    <meta:editing-cycles>7</meta:editing-cycles>
    <meta:editing-duration>PT30M25S</meta:editing-duration>
    <meta:generator>LibreOffice/6.4.6.2$Linux_X86_64 LibreOffice_project/40$Build-2</meta:generator>
    <meta:document-statistic meta:object-count="52"/>
    <meta:user-defined meta:name="_TemplateID">TC060827371046</meta:user-defined>
  </office:meta>
</office:document-meta>
</file>